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T1_123" style:family="text"/>
    <style:style style:name="T1_124" style:family="text"/>
    <style:style style:name="T1_125" style:family="text"/>
    <style:style style:name="T1_126" style:family="text"/>
    <style:style style:name="T1_127" style:family="text"/>
    <style:style style:name="T1_128" style:family="text"/>
    <style:style style:name="T1_129" style:family="text"/>
    <style:style style:name="T1_130" style:family="text"/>
    <style:style style:name="T1_131" style:family="text"/>
    <style:style style:name="T1_132" style:family="text"/>
    <style:style style:name="T1_133" style:family="text"/>
    <style:style style:name="T1_134" style:family="text"/>
    <style:style style:name="T1_135" style:family="text"/>
    <style:style style:name="T1_136" style:family="text"/>
    <style:style style:name="P2" style:family="paragraph" style:parent-style-name="Standard">
      <style:paragraph-properties fo:break-before="auto" fo:line-height="115%" fo:margin-top="0cm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</office:automatic-styles>
  <office:body>
    <office:text>
      <text:list text:style-name="LS1" xml:id="list0">
        <text:list-item>
          <text:p text:style-name="P1"><text:span text:style-name="T1_1">At</text:span><text:span text:style-name="T1_2"><text:s/></text:span><text:span text:style-name="T1_3">startup</text:span><text:span text:style-name="T1_4">,<text:s/></text:span><text:span text:style-name="T1_5">the</text:span><text:span text:style-name="T1_6"><text:s/></text:span><text:span text:style-name="T1_7">founder</text:span><text:span text:style-name="T1_8"><text:s/></text:span><text:span text:style-name="T1_9">of</text:span><text:span text:style-name="T1_10"><text:s/></text:span><text:span text:style-name="T1_11">a</text:span><text:span text:style-name="T1_12"><text:s/></text:span><text:span text:style-name="T1_13">business</text:span><text:span text:style-name="T1_14"><text:s/></text:span><text:span text:style-name="T1_15">is</text:span><text:span text:style-name="T1_16"><text:s/></text:span><text:span text:style-name="T1_17">also</text:span><text:span text:style-name="T1_18"><text:s/></text:span><text:span text:style-name="T1_19">the</text:span><text:span text:style-name="T1_20"><text:s/></text:span><text:span text:style-name="T1_21">accountant</text:span><text:span text:style-name="T1_22"><text:s/></text:span><text:span text:style-name="T1_23">and</text:span><text:span text:style-name="T1_24"><text:s/></text:span><text:span text:style-name="T1_25">the</text:span><text:span text:style-name="T1_26"><text:s/></text:span><text:span text:style-name="T1_27">designer</text:span><text:span text:style-name="T1_28"><text:s/></text:span><text:span text:style-name="T1_29">and</text:span><text:span text:style-name="T1_30"><text:s/></text:span><text:span text:style-name="T1_31">the</text:span><text:span text:style-name="T1_32"><text:s/></text:span><text:span text:style-name="T1_33">strategist</text:span><text:span text:style-name="T1_34"><text:s/></text:span><text:span text:style-name="T1_35">and</text:span><text:span text:style-name="T1_36"><text:s/></text:span><text:span text:style-name="T1_37">all</text:span><text:span text:style-name="T1_38"><text:s/></text:span><text:span text:style-name="T1_39">the</text:span><text:span text:style-name="T1_40"><text:s/></text:span><text:span text:style-name="T1_41">other</text:span><text:span text:style-name="T1_42"><text:s/></text:span><text:span text:style-name="T1_43">functions</text:span><text:span text:style-name="T1_44">.<text:s/></text:span><text:span text:style-name="T1_45">As</text:span><text:span text:style-name="T1_46"><text:s/></text:span><text:span text:style-name="T1_47">the</text:span><text:span text:style-name="T1_48"><text:s/></text:span><text:span text:style-name="T1_49">business</text:span><text:span text:style-name="T1_50"><text:s/></text:span><text:span text:style-name="T1_51">scales</text:span><text:span text:style-name="T1_52">,<text:s/></text:span><text:span text:style-name="T1_53">new</text:span><text:span text:style-name="T1_54"><text:s/></text:span><text:span text:style-name="T1_55">and</text:span><text:span text:style-name="T1_56"><text:s/></text:span><text:span text:style-name="T1_57">more</text:span><text:span text:style-name="T1_58"><text:s/></text:span><text:span text:style-name="T1_59">specialized</text:span><text:span text:style-name="T1_60"><text:s/></text:span><text:span text:style-name="T1_61">people</text:span><text:span text:style-name="T1_62"><text:s/></text:span><text:span text:style-name="T1_63">come</text:span><text:span text:style-name="T1_64"><text:s/></text:span><text:span text:style-name="T1_65">on</text:span><text:span text:style-name="T1_66"><text:s/></text:span><text:span text:style-name="T1_67">to</text:span><text:span text:style-name="T1_68"><text:s/></text:span><text:span text:style-name="T1_69">take</text:span><text:span text:style-name="T1_70"><text:s/></text:span><text:span text:style-name="T1_71">on</text:span><text:span text:style-name="T1_72"><text:s/></text:span><text:span text:style-name="T1_73">individual</text:span><text:span text:style-name="T1_74"><text:s/></text:span><text:span text:style-name="T1_75">roles</text:span><text:span text:style-name="T1_76"><text:s/></text:span><text:span text:style-name="T1_77">within</text:span><text:span text:style-name="T1_78"><text:s/></text:span><text:span text:style-name="T1_79">the</text:span><text:span text:style-name="T1_80"><text:s/></text:span><text:span text:style-name="T1_81">business</text:span><text:span text:style-name="T1_82">.<text:s/></text:span><text:span text:style-name="T1_83">Shouldn</text:span><text:span text:style-name="T1_84">’</text:span><text:span text:style-name="T1_85">t</text:span><text:span text:style-name="T1_86"><text:s/></text:span><text:span text:style-name="T1_87">this</text:span><text:span text:style-name="T1_88"><text:s/></text:span><text:span text:style-name="T1_89">also</text:span><text:span text:style-name="T1_90"><text:s/></text:span><text:span text:style-name="T1_91">happen</text:span><text:span text:style-name="T1_92"><text:s/></text:span><text:span text:style-name="T1_93">as</text:span><text:span text:style-name="T1_94"><text:s/></text:span><text:span text:style-name="T1_95">a</text:span><text:span text:style-name="T1_96"><text:s/></text:span><text:span text:style-name="T1_97">sector</text:span><text:span text:style-name="T1_98"><text:s/></text:span><text:span text:style-name="T1_99">scales</text:span><text:span text:style-name="T1_100">?<text:s/>(</text:span><text:span text:style-name="T1_101">I</text:span><text:span text:style-name="T1_102">.</text:span><text:span text:style-name="T1_103">e</text:span><text:span text:style-name="T1_104">.,<text:s/></text:span><text:span text:style-name="T1_105">a</text:span><text:span text:style-name="T1_106"><text:s/>“</text:span><text:span text:style-name="T1_107">professional</text:span><text:span text:style-name="T1_108"><text:s/></text:span><text:span text:style-name="T1_109">collaboration</text:span><text:span text:style-name="T1_110"><text:s/></text:span><text:span text:style-name="T1_111">organization</text:span><text:span text:style-name="T1_112">”<text:s/></text:span><text:span text:style-name="T1_113">should</text:span><text:span text:style-name="T1_114"><text:s/></text:span><text:span text:style-name="T1_115">emerge</text:span><text:span text:style-name="T1_116"><text:s/></text:span><text:span text:style-name="T1_117">to</text:span><text:span text:style-name="T1_118"><text:s/></text:span><text:span text:style-name="T1_119">facilitate</text:span><text:span text:style-name="T1_120"><text:s/></text:span><text:span text:style-name="T1_121">collaboration</text:span><text:span text:style-name="T1_122"><text:s/></text:span><text:span text:style-name="T1_123">and</text:span><text:span text:style-name="T1_124"><text:s/></text:span><text:span text:style-name="T1_125">coordination</text:span><text:span text:style-name="T1_126"><text:s/></text:span><text:span text:style-name="T1_127">among</text:span><text:span text:style-name="T1_128"><text:s/></text:span><text:span text:style-name="T1_129">nonprofits</text:span><text:span text:style-name="T1_130"><text:s/></text:span><text:span text:style-name="T1_131">in</text:span><text:span text:style-name="T1_132"><text:s/></text:span><text:span text:style-name="T1_133">a</text:span><text:span text:style-name="T1_134"><text:s/></text:span><text:span text:style-name="T1_135">sector</text:span><text:span text:style-name="T1_136">.)</text:span></text:p>
        </text:list-item>
        <text:list-item>
          <text:p text:style-name="P2"><text:span text:style-name="T2_1">Dan</text:span><text:span text:style-name="T2_2"><text:s/></text:span><text:span text:style-name="T2_3">Pallotta</text:span><text:span text:style-name="T2_4"><text:s/></text:span><text:span text:style-name="T2_5">TED</text:span><text:span text:style-name="T2_6"><text:s/></text:span><text:span text:style-name="T2_7">talk</text:span><text:span text:style-name="T2_8">:<text:s/></text:span><text:span text:style-name="T2_9">maybe</text:span><text:span text:style-name="T2_10"><text:s/></text:span><text:span text:style-name="T2_11">creating</text:span><text:span text:style-name="T2_12"><text:s/></text:span><text:span text:style-name="T2_13">an</text:span><text:span text:style-name="T2_14"><text:s/></text:span><text:span text:style-name="T2_15">organization</text:span><text:span text:style-name="T2_16"><text:s/></text:span><text:span text:style-name="T2_17">whose</text:span><text:span text:style-name="T2_18"><text:s/></text:span><text:span text:style-name="T2_19">mission</text:span><text:span text:style-name="T2_20"><text:s/></text:span><text:span text:style-name="T2_21">was</text:span><text:span text:style-name="T2_22"><text:s/></text:span><text:span text:style-name="T2_23">overhead</text:span><text:span text:style-name="T2_24"><text:s/></text:span><text:span text:style-name="T2_25">would</text:span><text:span text:style-name="T2_26"><text:s/></text:span><text:span text:style-name="T2_27">help</text:span><text:span text:style-name="T2_28"><text:s/></text:span><text:span text:style-name="T2_29">solve</text:span><text:span text:style-name="T2_30"><text:s/></text:span><text:span text:style-name="T2_31">the</text:span><text:span text:style-name="T2_32"><text:s/></text:span><text:span text:style-name="T2_33">problem</text:span><text:span text:style-name="T2_34">.</text:span></text:p>
        </text:list-item>
      </text:list>
      <text:p text:style-name="P3"/>
      <text:p text:style-name="P4"><text:span text:style-name="T4_1">There</text:span><text:span text:style-name="T4_2"><text:s/></text:span><text:span text:style-name="T4_3">are</text:span><text:span text:style-name="T4_4"><text:s/></text:span><text:span text:style-name="T4_5">certain</text:span><text:span text:style-name="T4_6"><text:s/></text:span><text:span text:style-name="T4_7">specific</text:span><text:span text:style-name="T4_8"><text:s/></text:span><text:span text:style-name="T4_9">skills</text:span><text:span text:style-name="T4_10"><text:s/></text:span><text:span text:style-name="T4_11">that</text:span><text:span text:style-name="T4_12"><text:s/></text:span><text:span text:style-name="T4_13">define</text:span><text:span text:style-name="T4_14"><text:s/></text:span><text:span text:style-name="T4_15">effective</text:span><text:span text:style-name="T4_16"><text:s/></text:span><text:span text:style-name="T4_17">collaboration</text:span><text:span text:style-name="T4_18">:</text:span></text:p>
      <text:list text:style-name="LS2" xml:id="list2">
        <text:list-item>
          <text:p text:style-name="P5"><text:span text:style-name="T5_1">Conducting</text:span><text:span text:style-name="T5_2"><text:s/></text:span><text:span text:style-name="T5_3">an</text:span><text:span text:style-name="T5_4"><text:s/></text:span><text:span text:style-name="T5_5">effective</text:span><text:span text:style-name="T5_6"><text:s/></text:span><text:span text:style-name="T5_7">and</text:span><text:span text:style-name="T5_8"><text:s/></text:span><text:span text:style-name="T5_9">neutral</text:span><text:span text:style-name="T5_10"><text:s/></text:span><text:span text:style-name="T5_11">collaborative</text:span><text:span text:style-name="T5_12"><text:s/></text:span><text:span text:style-name="T5_13">meeting</text:span></text:p>
        </text:list-item>
        <text:list-item>
          <text:p text:style-name="P6"><text:span text:style-name="T6_1">Moving</text:span><text:span text:style-name="T6_2"><text:s/></text:span><text:span text:style-name="T6_3">a</text:span><text:span text:style-name="T6_4"><text:s/></text:span><text:span text:style-name="T6_5">collaborative</text:span><text:span text:style-name="T6_6"><text:s/></text:span><text:span text:style-name="T6_7">agenda</text:span><text:span text:style-name="T6_8"><text:s/></text:span><text:span text:style-name="T6_9">forward</text:span></text:p>
        </text:list-item>
        <text:list-item>
          <text:p text:style-name="P7"><text:span text:style-name="T7_1">Defining</text:span><text:span text:style-name="T7_2"><text:s/></text:span><text:span text:style-name="T7_3">roles</text:span><text:span text:style-name="T7_4"><text:s/></text:span><text:span text:style-name="T7_5">within</text:span><text:span text:style-name="T7_6"><text:s/></text:span><text:span text:style-name="T7_7">a</text:span><text:span text:style-name="T7_8"><text:s/></text:span><text:span text:style-name="T7_9">collaboration</text:span></text:p>
        </text:list-item>
        <text:list-item>
          <text:p text:style-name="P8"><text:span text:style-name="T8_1">Capturing</text:span><text:span text:style-name="T8_2"><text:s/></text:span><text:span text:style-name="T8_3">and</text:span><text:span text:style-name="T8_4"><text:s/></text:span><text:span text:style-name="T8_5">analyzing</text:span><text:span text:style-name="T8_6"><text:s/></text:span><text:span text:style-name="T8_7">case</text:span><text:span text:style-name="T8_8"><text:s/></text:span><text:span text:style-name="T8_9">studies</text:span></text:p>
        </text:list-item>
      </text:list>
      <text:p text:style-name="P9"/>
      <text:p text:style-name="P10"><text:span text:style-name="T10_1">Forum</text:span><text:span text:style-name="T10_2"><text:s/></text:span><text:span text:style-name="T10_3">of</text:span><text:span text:style-name="T10_4"><text:s/></text:span><text:span text:style-name="T10_5">nonprofit</text:span><text:span text:style-name="T10_6"><text:s/></text:span><text:span text:style-name="T10_7">leaders</text:span></text:p>
      <text:p text:style-name="P11"><text:span text:style-name="T11_1">4<text:s/></text:span><text:span text:style-name="T11_2">good</text:span><text:span text:style-name="T11_3"><text:s/>-<text:s/></text:span><text:span text:style-name="T11_4">look</text:span><text:span text:style-name="T11_5"><text:s/></text:span><text:span text:style-name="T11_6">them</text:span><text:span text:style-name="T11_7"><text:s/></text:span><text:span text:style-name="T11_8">up</text:span></text:p>
      <text:p text:style-name="P12"><text:span text:style-name="T12_1">Get</text:span><text:span text:style-name="T12_2"><text:s/></text:span><text:span text:style-name="T12_3">in</text:span><text:span text:style-name="T12_4"><text:s/></text:span><text:span text:style-name="T12_5">touch</text:span><text:span text:style-name="T12_6"><text:s/></text:span><text:span text:style-name="T12_7">with</text:span><text:span text:style-name="T12_8"><text:s/></text:span><text:span text:style-name="T12_9">Alliance</text:span><text:span text:style-name="T12_10"><text:s/></text:span><text:span text:style-name="T12_11">for</text:span><text:span text:style-name="T12_12"><text:s/></text:span><text:span text:style-name="T12_13">nonprofit</text:span><text:span text:style-name="T12_14"><text:s/></text:span><text:span text:style-name="T12_15">management</text:span><text:span text:style-name="T12_16"><text:s/></text:span><text:span text:style-name="T12_17">about</text:span><text:span text:style-name="T12_18"><text:s/></text:span><text:span text:style-name="T12_19">Ken</text:span><text:span text:style-name="T12_20"><text:s/></text:span><text:span text:style-name="T12_21">Thiesse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keep-with-next="always" fo:keep-together="always" style:writing-mode="lr-tb"/>
      <style:text-properties fo:color="#999999" style:font-name="Trebuchet MS" style:font-name-asian="Trebuchet MS" style:font-name-complex="Trebuchet MS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